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59.3pt" fo:break-before="auto" style:use-optimal-row-height="true"/>
    </style:style>
    <style:style style:name="ro9" style:family="table-row">
      <style:table-row-properties style:row-height="47.71pt" fo:break-before="auto" style:use-optimal-row-height="true"/>
    </style:style>
    <style:style style:name="ro10" style:family="table-row">
      <style:table-row-properties style:row-height="46.2pt" fo:break-before="auto" style:use-optimal-row-height="true"/>
    </style:style>
    <style:style style:name="ro11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ce43"/>
        <table:table-column table:style-name="co55" table:default-cell-style-name="ce50"/>
        <table:table-column table:style-name="co56" table:default-cell-style-name="ce50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4" office:value-type="float" office:value="2001" calcext:value-type="float">
            <text:p>2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 table:number-columns-repeated="3"/>
          <table:table-cell table:number-columns-repeated="2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5" calcext:value-type="float">
            <text:p>28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61" calcext:value-type="float">
            <text:p>361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76" calcext:value-type="float">
            <text:p>276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4" calcext:value-type="float">
            <text:p>26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6" calcext:value-type="float">
            <text:p>176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number-columns-repeated="3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number-columns-repeated="3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9:07:45.801278032</dc:date>
    <meta:editing-duration>P15DT8H1M34S</meta:editing-duration>
    <meta:editing-cycles>239</meta:editing-cycles>
    <meta:generator>LibreOffice/5.1.6.2$Linux_X86_64 LibreOffice_project/10m0$Build-2</meta:generator>
    <meta:document-statistic meta:table-count="5" meta:cell-count="4505" meta:object-count="0"/>
  </office:meta>
</office:document-meta>
</file>